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46.89pt"/>
    </style:style>
    <style:style style:name="co6" style:family="table-column">
      <style:table-column-properties fo:break-before="auto" style:column-width="145.36pt"/>
    </style:style>
    <style:style style:name="co7" style:family="table-column">
      <style:table-column-properties fo:break-before="auto" style:column-width="101.34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108.3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.15pt" svg:x="1013.58pt" svg:y="66.56pt">
            <draw:object draw:notify-on-update-of-ranges="Sheet1.I3:Sheet1.I18 Sheet1.H3:Sheet1.H18 Sheet1.I20:Sheet1.I36 Sheet1.H20:Sheet1.H36 Sheet1.I38:Sheet1.I55 Sheet1.H38:Sheet1.H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ent Load Case</text:p>
          </table:table-cell>
          <table:table-cell office:value-type="string" calcext:value-type="string">
            <text:p>Top Flange Width</text:p>
          </table:table-cell>
          <table:table-cell office:value-type="string" calcext:value-type="string">
            <text:p>Bottom Flange Width</text:p>
          </table:table-cell>
          <table:table-cell office:value-type="string" calcext:value-type="string">
            <text:p>Web Thickness</text:p>
          </table:table-cell>
          <table:table-cell office:value-type="string" calcext:value-type="string">
            <text:p>Doubler Thickness at Hoist Pin</text:p>
          </table:table-cell>
          <table:table-cell office:value-type="string" calcext:value-type="string">
            <text:p>Doubler Thickness at Load Pin</text:p>
          </table:table-cell>
          <table:table-cell office:value-type="string" calcext:value-type="string">
            <text:p>Fitness 1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Unified Stress Fitness</text:p>
          </table:table-cell>
        </table:table-row>
        <table:table-row table:style-name="ro1">
          <table:table-cell table:style-name="ce1" office:value-type="string" calcext:value-type="string" table:number-columns-spanned="9" table:number-rows-spanned="1">
            <text:p>S3I80g200</text:p>
          </table:table-cell>
          <table:covered-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997" calcext:value-type="float">
            <text:p>91.997</text:p>
          </table:table-cell>
          <table:table-cell office:value-type="float" office:value="101.419" calcext:value-type="float">
            <text:p>101.419</text:p>
          </table:table-cell>
          <table:table-cell office:value-type="float" office:value="6.724" calcext:value-type="float">
            <text:p>6.724</text:p>
          </table:table-cell>
          <table:table-cell office:value-type="float" office:value="43.826" calcext:value-type="float">
            <text:p>43.826</text:p>
          </table:table-cell>
          <table:table-cell office:value-type="float" office:value="243.824" calcext:value-type="float">
            <text:p>243.824</text:p>
          </table:table-cell>
          <table:table-cell office:value-type="float" office:value="3.09590071992059" calcext:value-type="float">
            <text:p>3.09590071992059</text:p>
          </table:table-cell>
          <table:table-cell office:value-type="float" office:value="265.2190917" calcext:value-type="float">
            <text:p>265.2190917</text:p>
          </table:table-cell>
          <table:table-cell office:value-type="float" office:value="150.699727544481" calcext:value-type="float">
            <text:p>150.6997275444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26" calcext:value-type="float">
            <text:p>91.526</text:p>
          </table:table-cell>
          <table:table-cell office:value-type="float" office:value="236.107" calcext:value-type="float">
            <text:p>236.107</text:p>
          </table:table-cell>
          <table:table-cell office:value-type="float" office:value="78.99" calcext:value-type="float">
            <text:p>78.99</text:p>
          </table:table-cell>
          <table:table-cell office:value-type="float" office:value="33.03" calcext:value-type="float">
            <text:p>33.03</text:p>
          </table:table-cell>
          <table:table-cell office:value-type="float" office:value="89.924" calcext:value-type="float">
            <text:p>89.924</text:p>
          </table:table-cell>
          <table:table-cell office:value-type="float" office:value="6.48168717534178" calcext:value-type="float">
            <text:p>6.48168717534178</text:p>
          </table:table-cell>
          <table:table-cell office:value-type="float" office:value="783.1501007" calcext:value-type="float">
            <text:p>783.1501007</text:p>
          </table:table-cell>
          <table:table-cell office:value-type="float" office:value="36.0445763742695" calcext:value-type="float">
            <text:p>36.04457637426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127" calcext:value-type="float">
            <text:p>80.127</text:p>
          </table:table-cell>
          <table:table-cell office:value-type="float" office:value="253.897" calcext:value-type="float">
            <text:p>253.897</text:p>
          </table:table-cell>
          <table:table-cell office:value-type="float" office:value="20.274" calcext:value-type="float">
            <text:p>20.274</text:p>
          </table:table-cell>
          <table:table-cell office:value-type="float" office:value="19.704" calcext:value-type="float">
            <text:p>19.704</text:p>
          </table:table-cell>
          <table:table-cell office:value-type="float" office:value="78.611" calcext:value-type="float">
            <text:p>78.611</text:p>
          </table:table-cell>
          <table:table-cell office:value-type="float" office:value="5.67286934009513" calcext:value-type="float">
            <text:p>5.67286934009513</text:p>
          </table:table-cell>
          <table:table-cell office:value-type="float" office:value="333.8672528" calcext:value-type="float">
            <text:p>333.8672528</text:p>
          </table:table-cell>
          <table:table-cell office:value-type="float" office:value="58.7090024246576" calcext:value-type="float">
            <text:p>58.7090024246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012" calcext:value-type="float">
            <text:p>49.012</text:p>
          </table:table-cell>
          <table:table-cell office:value-type="float" office:value="277.521" calcext:value-type="float">
            <text:p>277.521</text:p>
          </table:table-cell>
          <table:table-cell office:value-type="float" office:value="86.506" calcext:value-type="float">
            <text:p>86.506</text:p>
          </table:table-cell>
          <table:table-cell office:value-type="float" office:value="43.241" calcext:value-type="float">
            <text:p>43.241</text:p>
          </table:table-cell>
          <table:table-cell office:value-type="float" office:value="216.625" calcext:value-type="float">
            <text:p>216.625</text:p>
          </table:table-cell>
          <table:table-cell office:value-type="float" office:value="6.68846967209288" calcext:value-type="float">
            <text:p>6.68846967209288</text:p>
          </table:table-cell>
          <table:table-cell office:value-type="float" office:value="900.1250815" calcext:value-type="float">
            <text:p>900.1250815</text:p>
          </table:table-cell>
          <table:table-cell office:value-type="float" office:value="30.1273229747502" calcext:value-type="float">
            <text:p>30.1273229747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.133" calcext:value-type="float">
            <text:p>174.133</text:p>
          </table:table-cell>
          <table:table-cell office:value-type="float" office:value="194.853" calcext:value-type="float">
            <text:p>194.853</text:p>
          </table:table-cell>
          <table:table-cell office:value-type="float" office:value="30.888" calcext:value-type="float">
            <text:p>30.888</text:p>
          </table:table-cell>
          <table:table-cell office:value-type="float" office:value="18.281" calcext:value-type="float">
            <text:p>18.281</text:p>
          </table:table-cell>
          <table:table-cell office:value-type="float" office:value="107.054" calcext:value-type="float">
            <text:p>107.054</text:p>
          </table:table-cell>
          <table:table-cell office:value-type="float" office:value="5.81512516556815" calcext:value-type="float">
            <text:p>5.81512516556815</text:p>
          </table:table-cell>
          <table:table-cell office:value-type="float" office:value="437.7649568" calcext:value-type="float">
            <text:p>437.7649568</text:p>
          </table:table-cell>
          <table:table-cell office:value-type="float" office:value="54.7587464438614" calcext:value-type="float">
            <text:p>54.75874644386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949" calcext:value-type="float">
            <text:p>35.949</text:p>
          </table:table-cell>
          <table:table-cell office:value-type="float" office:value="103.641" calcext:value-type="float">
            <text:p>103.641</text:p>
          </table:table-cell>
          <table:table-cell office:value-type="float" office:value="76.501" calcext:value-type="float">
            <text:p>76.501</text:p>
          </table:table-cell>
          <table:table-cell office:value-type="float" office:value="32.843" calcext:value-type="float">
            <text:p>32.843</text:p>
          </table:table-cell>
          <table:table-cell office:value-type="float" office:value="249.291" calcext:value-type="float">
            <text:p>249.291</text:p>
          </table:table-cell>
          <table:table-cell office:value-type="float" office:value="6.2987383706613" calcext:value-type="float">
            <text:p>6.2987383706613</text:p>
          </table:table-cell>
          <table:table-cell office:value-type="float" office:value="756.122636" calcext:value-type="float">
            <text:p>756.122636</text:p>
          </table:table-cell>
          <table:table-cell office:value-type="float" office:value="41.2270840816961" calcext:value-type="float">
            <text:p>41.2270840816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253" calcext:value-type="float">
            <text:p>51.253</text:p>
          </table:table-cell>
          <table:table-cell office:value-type="float" office:value="118.064" calcext:value-type="float">
            <text:p>118.064</text:p>
          </table:table-cell>
          <table:table-cell office:value-type="float" office:value="7.176" calcext:value-type="float">
            <text:p>7.176</text:p>
          </table:table-cell>
          <table:table-cell office:value-type="float" office:value="87.576" calcext:value-type="float">
            <text:p>87.576</text:p>
          </table:table-cell>
          <table:table-cell office:value-type="float" office:value="30.322" calcext:value-type="float">
            <text:p>30.322</text:p>
          </table:table-cell>
          <table:table-cell office:value-type="float" office:value="3.0658589783278" calcext:value-type="float">
            <text:p>3.0658589783278</text:p>
          </table:table-cell>
          <table:table-cell office:value-type="float" office:value="203.0185814" calcext:value-type="float">
            <text:p>203.0185814</text:p>
          </table:table-cell>
          <table:table-cell office:value-type="float" office:value="132.795900724559" calcext:value-type="float">
            <text:p>132.795900724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211" calcext:value-type="float">
            <text:p>63.211</text:p>
          </table:table-cell>
          <table:table-cell office:value-type="float" office:value="102.335" calcext:value-type="float">
            <text:p>102.335</text:p>
          </table:table-cell>
          <table:table-cell office:value-type="float" office:value="18.535" calcext:value-type="float">
            <text:p>18.535</text:p>
          </table:table-cell>
          <table:table-cell office:value-type="float" office:value="14.396" calcext:value-type="float">
            <text:p>14.396</text:p>
          </table:table-cell>
          <table:table-cell office:value-type="float" office:value="127.905" calcext:value-type="float">
            <text:p>127.905</text:p>
          </table:table-cell>
          <table:table-cell office:value-type="float" office:value="4.31691716440766" calcext:value-type="float">
            <text:p>4.31691716440766</text:p>
          </table:table-cell>
          <table:table-cell office:value-type="float" office:value="269.7808237" calcext:value-type="float">
            <text:p>269.7808237</text:p>
          </table:table-cell>
          <table:table-cell office:value-type="float" office:value="96.4077911513281" calcext:value-type="float">
            <text:p>96.4077911513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.862" calcext:value-type="float">
            <text:p>132.862</text:p>
          </table:table-cell>
          <table:table-cell office:value-type="float" office:value="263.599" calcext:value-type="float">
            <text:p>263.599</text:p>
          </table:table-cell>
          <table:table-cell office:value-type="float" office:value="60.726" calcext:value-type="float">
            <text:p>60.726</text:p>
          </table:table-cell>
          <table:table-cell office:value-type="float" office:value="106.691" calcext:value-type="float">
            <text:p>106.691</text:p>
          </table:table-cell>
          <table:table-cell office:value-type="float" office:value="219.739" calcext:value-type="float">
            <text:p>219.739</text:p>
          </table:table-cell>
          <table:table-cell office:value-type="float" office:value="6.51657235052278" calcext:value-type="float">
            <text:p>6.51657235052278</text:p>
          </table:table-cell>
          <table:table-cell office:value-type="float" office:value="787.6546562" calcext:value-type="float">
            <text:p>787.6546562</text:p>
          </table:table-cell>
          <table:table-cell office:value-type="float" office:value="35.0514705068271" calcext:value-type="float">
            <text:p>35.0514705068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.514" calcext:value-type="float">
            <text:p>169.514</text:p>
          </table:table-cell>
          <table:table-cell office:value-type="float" office:value="201.544" calcext:value-type="float">
            <text:p>201.544</text:p>
          </table:table-cell>
          <table:table-cell office:value-type="float" office:value="73.331" calcext:value-type="float">
            <text:p>73.331</text:p>
          </table:table-cell>
          <table:table-cell office:value-type="float" office:value="34.801" calcext:value-type="float">
            <text:p>34.801</text:p>
          </table:table-cell>
          <table:table-cell office:value-type="float" office:value="246.143" calcext:value-type="float">
            <text:p>246.143</text:p>
          </table:table-cell>
          <table:table-cell office:value-type="float" office:value="6.55474643570196" calcext:value-type="float">
            <text:p>6.55474643570196</text:p>
          </table:table-cell>
          <table:table-cell office:value-type="float" office:value="825.9220747" calcext:value-type="float">
            <text:p>825.9220747</text:p>
          </table:table-cell>
          <table:table-cell office:value-type="float" office:value="33.9619364682046" calcext:value-type="float">
            <text:p>33.9619364682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.564" calcext:value-type="float">
            <text:p>207.564</text:p>
          </table:table-cell>
          <table:table-cell office:value-type="float" office:value="215.857" calcext:value-type="float">
            <text:p>215.857</text:p>
          </table:table-cell>
          <table:table-cell office:value-type="float" office:value="71.357" calcext:value-type="float">
            <text:p>71.357</text:p>
          </table:table-cell>
          <table:table-cell office:value-type="float" office:value="30.79" calcext:value-type="float">
            <text:p>30.79</text:p>
          </table:table-cell>
          <table:table-cell office:value-type="float" office:value="87.27" calcext:value-type="float">
            <text:p>87.27</text:p>
          </table:table-cell>
          <table:table-cell office:value-type="float" office:value="6.43959683599693" calcext:value-type="float">
            <text:p>6.43959683599693</text:p>
          </table:table-cell>
          <table:table-cell office:value-type="float" office:value="762.0661945" calcext:value-type="float">
            <text:p>762.0661945</text:p>
          </table:table-cell>
          <table:table-cell office:value-type="float" office:value="37.241140648202" calcext:value-type="float">
            <text:p>37.241140648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162" calcext:value-type="float">
            <text:p>89.162</text:p>
          </table:table-cell>
          <table:table-cell office:value-type="float" office:value="261.263" calcext:value-type="float">
            <text:p>261.263</text:p>
          </table:table-cell>
          <table:table-cell office:value-type="float" office:value="91.525" calcext:value-type="float">
            <text:p>91.525</text:p>
          </table:table-cell>
          <table:table-cell office:value-type="float" office:value="48.149" calcext:value-type="float">
            <text:p>48.149</text:p>
          </table:table-cell>
          <table:table-cell office:value-type="float" office:value="244.42" calcext:value-type="float">
            <text:p>244.42</text:p>
          </table:table-cell>
          <table:table-cell office:value-type="float" office:value="6.73158748994786" calcext:value-type="float">
            <text:p>6.73158748994786</text:p>
          </table:table-cell>
          <table:table-cell office:value-type="float" office:value="962.6542956" calcext:value-type="float">
            <text:p>962.6542956</text:p>
          </table:table-cell>
          <table:table-cell office:value-type="float" office:value="28.8844713752099" calcext:value-type="float">
            <text:p>28.8844713752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.855" calcext:value-type="float">
            <text:p>55.855</text:p>
          </table:table-cell>
          <table:table-cell office:value-type="float" office:value="58.564" calcext:value-type="float">
            <text:p>58.564</text:p>
          </table:table-cell>
          <table:table-cell office:value-type="float" office:value="2.359" calcext:value-type="float">
            <text:p>2.359</text:p>
          </table:table-cell>
          <table:table-cell office:value-type="float" office:value="90.19" calcext:value-type="float">
            <text:p>90.19</text:p>
          </table:table-cell>
          <table:table-cell office:value-type="float" office:value="8.066" calcext:value-type="float">
            <text:p>8.066</text:p>
          </table:table-cell>
          <table:table-cell office:value-type="float" office:value="-0.782573702471308" calcext:value-type="float">
            <text:p>-0.782573702471308</text:p>
          </table:table-cell>
          <table:table-cell office:value-type="float" office:value="137.7518278" calcext:value-type="float">
            <text:p>137.7518278</text:p>
          </table:table-cell>
          <table:table-cell office:value-type="float" office:value="328.096312211922" calcext:value-type="float">
            <text:p>328.0963122119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.785" calcext:value-type="float">
            <text:p>87.785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44.651" calcext:value-type="float">
            <text:p>44.651</text:p>
          </table:table-cell>
          <table:table-cell office:value-type="float" office:value="44.423" calcext:value-type="float">
            <text:p>44.423</text:p>
          </table:table-cell>
          <table:table-cell office:value-type="float" office:value="133.73" calcext:value-type="float">
            <text:p>133.73</text:p>
          </table:table-cell>
          <table:table-cell office:value-type="float" office:value="6.04249413203221" calcext:value-type="float">
            <text:p>6.04249413203221</text:p>
          </table:table-cell>
          <table:table-cell office:value-type="float" office:value="538.4361607" calcext:value-type="float">
            <text:p>538.4361607</text:p>
          </table:table-cell>
          <table:table-cell office:value-type="float" office:value="48.4217811846839" calcext:value-type="float">
            <text:p>48.4217811846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61" calcext:value-type="float">
            <text:p>78.561</text:p>
          </table:table-cell>
          <table:table-cell office:value-type="float" office:value="223.986" calcext:value-type="float">
            <text:p>223.986</text:p>
          </table:table-cell>
          <table:table-cell office:value-type="float" office:value="52.554" calcext:value-type="float">
            <text:p>52.554</text:p>
          </table:table-cell>
          <table:table-cell office:value-type="float" office:value="30.01" calcext:value-type="float">
            <text:p>30.01</text:p>
          </table:table-cell>
          <table:table-cell office:value-type="float" office:value="171.362" calcext:value-type="float">
            <text:p>171.362</text:p>
          </table:table-cell>
          <table:table-cell office:value-type="float" office:value="6.26843077116163" calcext:value-type="float">
            <text:p>6.26843077116163</text:p>
          </table:table-cell>
          <table:table-cell office:value-type="float" office:value="608.499599" calcext:value-type="float">
            <text:p>608.499599</text:p>
          </table:table-cell>
          <table:table-cell office:value-type="float" office:value="42.0822915844782" calcext:value-type="float">
            <text:p>42.0822915844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.355" calcext:value-type="float">
            <text:p>72.355</text:p>
          </table:table-cell>
          <table:table-cell office:value-type="float" office:value="246.809" calcext:value-type="float">
            <text:p>246.809</text:p>
          </table:table-cell>
          <table:table-cell office:value-type="float" office:value="29.056" calcext:value-type="float">
            <text:p>29.056</text:p>
          </table:table-cell>
          <table:table-cell office:value-type="float" office:value="20.85" calcext:value-type="float">
            <text:p>20.85</text:p>
          </table:table-cell>
          <table:table-cell office:value-type="float" office:value="59.901" calcext:value-type="float">
            <text:p>59.901</text:p>
          </table:table-cell>
          <table:table-cell office:value-type="float" office:value="5.78741736036433" calcext:value-type="float">
            <text:p>5.78741736036433</text:p>
          </table:table-cell>
          <table:table-cell office:value-type="float" office:value="386.1867427" calcext:value-type="float">
            <text:p>386.1867427</text:p>
          </table:table-cell>
          <table:table-cell office:value-type="float" office:value="55.5286155611708" calcext:value-type="float">
            <text:p>55.5286155611708</text:p>
          </table:table-cell>
        </table:table-row>
        <table:table-row table:style-name="ro1">
          <table:table-cell table:style-name="ce1" office:value-type="string" calcext:value-type="string" table:number-columns-spanned="9" table:number-rows-spanned="1">
            <text:p>S2I80g200</text:p>
          </table:table-cell>
          <table:covered-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231" calcext:value-type="float">
            <text:p>30.231</text:p>
          </table:table-cell>
          <table:table-cell office:value-type="float" office:value="138.143" calcext:value-type="float">
            <text:p>138.143</text:p>
          </table:table-cell>
          <table:table-cell office:value-type="float" office:value="24.647" calcext:value-type="float">
            <text:p>24.647</text:p>
          </table:table-cell>
          <table:table-cell office:value-type="float" office:value="28.896" calcext:value-type="float">
            <text:p>28.896</text:p>
          </table:table-cell>
          <table:table-cell office:value-type="float" office:value="376.321" calcext:value-type="float">
            <text:p>376.321</text:p>
          </table:table-cell>
          <table:table-cell office:value-type="float" office:value="8.44935618548248" calcext:value-type="float">
            <text:p>8.44935618548248</text:p>
          </table:table-cell>
          <table:table-cell office:value-type="float" office:value="432.6722494" calcext:value-type="float">
            <text:p>432.6722494</text:p>
          </table:table-cell>
          <table:table-cell office:value-type="float" office:value="73.4040991094421" calcext:value-type="float">
            <text:p>73.4040991094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.392" calcext:value-type="float">
            <text:p>212.392</text:p>
          </table:table-cell>
          <table:table-cell office:value-type="float" office:value="7.661" calcext:value-type="float">
            <text:p>7.661</text:p>
          </table:table-cell>
          <table:table-cell office:value-type="float" office:value="31.215" calcext:value-type="float">
            <text:p>31.215</text:p>
          </table:table-cell>
          <table:table-cell office:value-type="float" office:value="139.003" calcext:value-type="float">
            <text:p>139.003</text:p>
          </table:table-cell>
          <table:table-cell office:value-type="float" office:value="458.532" calcext:value-type="float">
            <text:p>458.532</text:p>
          </table:table-cell>
          <table:table-cell office:value-type="float" office:value="6.71381811949966" calcext:value-type="float">
            <text:p>6.71381811949966</text:p>
          </table:table-cell>
          <table:table-cell office:value-type="float" office:value="623.412147" calcext:value-type="float">
            <text:p>623.412147</text:p>
          </table:table-cell>
          <table:table-cell office:value-type="float" office:value="85.2221981322984" calcext:value-type="float">
            <text:p>85.2221981322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806" calcext:value-type="float">
            <text:p>106.806</text:p>
          </table:table-cell>
          <table:table-cell office:value-type="float" office:value="62.502" calcext:value-type="float">
            <text:p>62.502</text:p>
          </table:table-cell>
          <table:table-cell office:value-type="float" office:value="8.005" calcext:value-type="float">
            <text:p>8.005</text:p>
          </table:table-cell>
          <table:table-cell office:value-type="float" office:value="11.58" calcext:value-type="float">
            <text:p>11.58</text:p>
          </table:table-cell>
          <table:table-cell office:value-type="float" office:value="374.736" calcext:value-type="float">
            <text:p>374.736</text:p>
          </table:table-cell>
          <table:table-cell office:value-type="float" office:value="8.60555542353363" calcext:value-type="float">
            <text:p>8.60555542353363</text:p>
          </table:table-cell>
          <table:table-cell office:value-type="float" office:value="295.0421793" calcext:value-type="float">
            <text:p>295.0421793</text:p>
          </table:table-cell>
          <table:table-cell office:value-type="float" office:value="172.073848217087" calcext:value-type="float">
            <text:p>172.0738482170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05" calcext:value-type="float">
            <text:p>4.305</text:p>
          </table:table-cell>
          <table:table-cell office:value-type="float" office:value="205.803" calcext:value-type="float">
            <text:p>205.803</text:p>
          </table:table-cell>
          <table:table-cell office:value-type="float" office:value="3.188" calcext:value-type="float">
            <text:p>3.188</text:p>
          </table:table-cell>
          <table:table-cell office:value-type="float" office:value="13.333" calcext:value-type="float">
            <text:p>13.333</text:p>
          </table:table-cell>
          <table:table-cell office:value-type="float" office:value="263.023" calcext:value-type="float">
            <text:p>263.023</text:p>
          </table:table-cell>
          <table:table-cell office:value-type="float" office:value="11.99871983297" calcext:value-type="float">
            <text:p>11.99871983297</text:p>
          </table:table-cell>
          <table:table-cell office:value-type="float" office:value="229.8326289" calcext:value-type="float">
            <text:p>229.8326289</text:p>
          </table:table-cell>
          <table:table-cell office:value-type="float" office:value="294.949012758384" calcext:value-type="float">
            <text:p>294.9490127583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6.442" calcext:value-type="float">
            <text:p>176.442</text:p>
          </table:table-cell>
          <table:table-cell office:value-type="float" office:value="11.679" calcext:value-type="float">
            <text:p>11.679</text:p>
          </table:table-cell>
          <table:table-cell office:value-type="float" office:value="6.313" calcext:value-type="float">
            <text:p>6.313</text:p>
          </table:table-cell>
          <table:table-cell office:value-type="float" office:value="29.252" calcext:value-type="float">
            <text:p>29.252</text:p>
          </table:table-cell>
          <table:table-cell office:value-type="float" office:value="304.933" calcext:value-type="float">
            <text:p>304.933</text:p>
          </table:table-cell>
          <table:table-cell office:value-type="float" office:value="10.2706927896953" calcext:value-type="float">
            <text:p>10.2706927896953</text:p>
          </table:table-cell>
          <table:table-cell office:value-type="float" office:value="274.4109637" calcext:value-type="float">
            <text:p>274.4109637</text:p>
          </table:table-cell>
          <table:table-cell office:value-type="float" office:value="282.602067713716" calcext:value-type="float">
            <text:p>282.6020677137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.329" calcext:value-type="float">
            <text:p>45.329</text:p>
          </table:table-cell>
          <table:table-cell office:value-type="float" office:value="0.898" calcext:value-type="float">
            <text:p>0.898</text:p>
          </table:table-cell>
          <table:table-cell office:value-type="float" office:value="31.21" calcext:value-type="float">
            <text:p>31.21</text:p>
          </table:table-cell>
          <table:table-cell office:value-type="float" office:value="27.09" calcext:value-type="float">
            <text:p>27.09</text:p>
          </table:table-cell>
          <table:table-cell office:value-type="float" office:value="381.814" calcext:value-type="float">
            <text:p>381.814</text:p>
          </table:table-cell>
          <table:table-cell office:value-type="float" office:value="7.99531229381542" calcext:value-type="float">
            <text:p>7.99531229381542</text:p>
          </table:table-cell>
          <table:table-cell office:value-type="float" office:value="433.2152517" calcext:value-type="float">
            <text:p>433.2152517</text:p>
          </table:table-cell>
          <table:table-cell office:value-type="float" office:value="103.921251701286" calcext:value-type="float">
            <text:p>103.921251701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35" calcext:value-type="float">
            <text:p>1.435</text:p>
          </table:table-cell>
          <table:table-cell office:value-type="float" office:value="0.168" calcext:value-type="float">
            <text:p>0.168</text:p>
          </table:table-cell>
          <table:table-cell office:value-type="float" office:value="0.963" calcext:value-type="float">
            <text:p>0.963</text:p>
          </table:table-cell>
          <table:table-cell office:value-type="float" office:value="0.296" calcext:value-type="float">
            <text:p>0.296</text:p>
          </table:table-cell>
          <table:table-cell office:value-type="float" office:value="145.363" calcext:value-type="float">
            <text:p>145.363</text:p>
          </table:table-cell>
          <table:table-cell office:value-type="float" office:value="21.9107243127036" calcext:value-type="float">
            <text:p>21.9107243127036</text:p>
          </table:table-cell>
          <table:table-cell office:value-type="float" office:value="69.43848778" calcext:value-type="float">
            <text:p>69.43848778</text:p>
          </table:table-cell>
          <table:table-cell office:value-type="float" office:value="3889.15494614077" calcext:value-type="float">
            <text:p>3889.15494614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4.124" calcext:value-type="float">
            <text:p>104.124</text:p>
          </table:table-cell>
          <table:table-cell office:value-type="float" office:value="77.276" calcext:value-type="float">
            <text:p>77.276</text:p>
          </table:table-cell>
          <table:table-cell office:value-type="float" office:value="1.098" calcext:value-type="float">
            <text:p>1.098</text:p>
          </table:table-cell>
          <table:table-cell office:value-type="float" office:value="70.291" calcext:value-type="float">
            <text:p>70.291</text:p>
          </table:table-cell>
          <table:table-cell office:value-type="float" office:value="306.388" calcext:value-type="float">
            <text:p>306.388</text:p>
          </table:table-cell>
          <table:table-cell office:value-type="float" office:value="10.4102019690834" calcext:value-type="float">
            <text:p>10.4102019690834</text:p>
          </table:table-cell>
          <table:table-cell office:value-type="float" office:value="265.7335015" calcext:value-type="float">
            <text:p>265.7335015</text:p>
          </table:table-cell>
          <table:table-cell office:value-type="float" office:value="582.875748141952" calcext:value-type="float">
            <text:p>582.8757481419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.928" calcext:value-type="float">
            <text:p>91.928</text:p>
          </table:table-cell>
          <table:table-cell office:value-type="float" office:value="29.057" calcext:value-type="float">
            <text:p>29.057</text:p>
          </table:table-cell>
          <table:table-cell office:value-type="float" office:value="3.149" calcext:value-type="float">
            <text:p>3.149</text:p>
          </table:table-cell>
          <table:table-cell office:value-type="float" office:value="1.962" calcext:value-type="float">
            <text:p>1.962</text:p>
          </table:table-cell>
          <table:table-cell office:value-type="float" office:value="243.976" calcext:value-type="float">
            <text:p>243.976</text:p>
          </table:table-cell>
          <table:table-cell office:value-type="float" office:value="12.9704279682683" calcext:value-type="float">
            <text:p>12.9704279682683</text:p>
          </table:table-cell>
          <table:table-cell office:value-type="float" office:value="176.7053852" calcext:value-type="float">
            <text:p>176.7053852</text:p>
          </table:table-cell>
          <table:table-cell office:value-type="float" office:value="381.120837564778" calcext:value-type="float">
            <text:p>381.1208375647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.846" calcext:value-type="float">
            <text:p>154.846</text:p>
          </table:table-cell>
          <table:table-cell office:value-type="float" office:value="39.541" calcext:value-type="float">
            <text:p>39.541</text:p>
          </table:table-cell>
          <table:table-cell office:value-type="float" office:value="1.648" calcext:value-type="float">
            <text:p>1.648</text:p>
          </table:table-cell>
          <table:table-cell office:value-type="float" office:value="5.516" calcext:value-type="float">
            <text:p>5.516</text:p>
          </table:table-cell>
          <table:table-cell office:value-type="float" office:value="244.37" calcext:value-type="float">
            <text:p>244.37</text:p>
          </table:table-cell>
          <table:table-cell office:value-type="float" office:value="12.6980550383061" calcext:value-type="float">
            <text:p>12.6980550383061</text:p>
          </table:table-cell>
          <table:table-cell office:value-type="float" office:value="198.0423138" calcext:value-type="float">
            <text:p>198.0423138</text:p>
          </table:table-cell>
          <table:table-cell office:value-type="float" office:value="451.900226528905" calcext:value-type="float">
            <text:p>451.9002265289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.596" calcext:value-type="float">
            <text:p>124.596</text:p>
          </table:table-cell>
          <table:table-cell office:value-type="float" office:value="59.834" calcext:value-type="float">
            <text:p>59.834</text:p>
          </table:table-cell>
          <table:table-cell office:value-type="float" office:value="1.599" calcext:value-type="float">
            <text:p>1.599</text:p>
          </table:table-cell>
          <table:table-cell office:value-type="float" office:value="54.25" calcext:value-type="float">
            <text:p>54.25</text:p>
          </table:table-cell>
          <table:table-cell office:value-type="float" office:value="350.57" calcext:value-type="float">
            <text:p>350.57</text:p>
          </table:table-cell>
          <table:table-cell office:value-type="float" office:value="8.87714671387214" calcext:value-type="float">
            <text:p>8.87714671387214</text:p>
          </table:table-cell>
          <table:table-cell office:value-type="float" office:value="276.7573886" calcext:value-type="float">
            <text:p>276.7573886</text:p>
          </table:table-cell>
          <table:table-cell office:value-type="float" office:value="406.572187403908" calcext:value-type="float">
            <text:p>406.5721874039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763" calcext:value-type="float">
            <text:p>19.763</text:p>
          </table:table-cell>
          <table:table-cell office:value-type="float" office:value="8.024" calcext:value-type="float">
            <text:p>8.024</text:p>
          </table:table-cell>
          <table:table-cell office:value-type="float" office:value="0.51" calcext:value-type="float">
            <text:p>0.51</text:p>
          </table:table-cell>
          <table:table-cell office:value-type="float" office:value="16.776" calcext:value-type="float">
            <text:p>16.776</text:p>
          </table:table-cell>
          <table:table-cell office:value-type="float" office:value="59.187" calcext:value-type="float">
            <text:p>59.187</text:p>
          </table:table-cell>
          <table:table-cell office:value-type="float" office:value="52.3942406550453" calcext:value-type="float">
            <text:p>52.3942406550453</text:p>
          </table:table-cell>
          <table:table-cell office:value-type="float" office:value="53.13665302" calcext:value-type="float">
            <text:p>53.13665302</text:p>
          </table:table-cell>
          <table:table-cell office:value-type="float" office:value="1869.84427385518" calcext:value-type="float">
            <text:p>1869.844273855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.708" calcext:value-type="float">
            <text:p>143.708</text:p>
          </table:table-cell>
          <table:table-cell office:value-type="float" office:value="4.871" calcext:value-type="float">
            <text:p>4.871</text:p>
          </table:table-cell>
          <table:table-cell office:value-type="float" office:value="2.696" calcext:value-type="float">
            <text:p>2.696</text:p>
          </table:table-cell>
          <table:table-cell office:value-type="float" office:value="28.492" calcext:value-type="float">
            <text:p>28.492</text:p>
          </table:table-cell>
          <table:table-cell office:value-type="float" office:value="251.624" calcext:value-type="float">
            <text:p>251.624</text:p>
          </table:table-cell>
          <table:table-cell office:value-type="float" office:value="12.256114490482" calcext:value-type="float">
            <text:p>12.256114490482</text:p>
          </table:table-cell>
          <table:table-cell office:value-type="float" office:value="208.4851787" calcext:value-type="float">
            <text:p>208.4851787</text:p>
          </table:table-cell>
          <table:table-cell office:value-type="float" office:value="586.568913934552" calcext:value-type="float">
            <text:p>586.5689139345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.07" calcext:value-type="float">
            <text:p>62.07</text:p>
          </table:table-cell>
          <table:table-cell office:value-type="float" office:value="6.48" calcext:value-type="float">
            <text:p>6.48</text:p>
          </table:table-cell>
          <table:table-cell office:value-type="float" office:value="2.962" calcext:value-type="float">
            <text:p>2.962</text:p>
          </table:table-cell>
          <table:table-cell office:value-type="float" office:value="5.639" calcext:value-type="float">
            <text:p>5.639</text:p>
          </table:table-cell>
          <table:table-cell office:value-type="float" office:value="191.244" calcext:value-type="float">
            <text:p>191.244</text:p>
          </table:table-cell>
          <table:table-cell office:value-type="float" office:value="16.1018971313903" calcext:value-type="float">
            <text:p>16.1018971313903</text:p>
          </table:table-cell>
          <table:table-cell office:value-type="float" office:value="134.8206142" calcext:value-type="float">
            <text:p>134.8206142</text:p>
          </table:table-cell>
          <table:table-cell office:value-type="float" office:value="628.930003281204" calcext:value-type="float">
            <text:p>628.9300032812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3.841" calcext:value-type="float">
            <text:p>133.841</text:p>
          </table:table-cell>
          <table:table-cell office:value-type="float" office:value="26.063" calcext:value-type="float">
            <text:p>26.063</text:p>
          </table:table-cell>
          <table:table-cell office:value-type="float" office:value="8.8" calcext:value-type="float">
            <text:p>8.8</text:p>
          </table:table-cell>
          <table:table-cell office:value-type="float" office:value="17.115" calcext:value-type="float">
            <text:p>17.115</text:p>
          </table:table-cell>
          <table:table-cell office:value-type="float" office:value="267.162" calcext:value-type="float">
            <text:p>267.162</text:p>
          </table:table-cell>
          <table:table-cell office:value-type="float" office:value="11.7876490215423" calcext:value-type="float">
            <text:p>11.7876490215423</text:p>
          </table:table-cell>
          <table:table-cell office:value-type="float" office:value="256.0724518" calcext:value-type="float">
            <text:p>256.0724518</text:p>
          </table:table-cell>
          <table:table-cell office:value-type="float" office:value="203.636134167502" calcext:value-type="float">
            <text:p>203.6361341675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.462" calcext:value-type="float">
            <text:p>81.462</text:p>
          </table:table-cell>
          <table:table-cell office:value-type="float" office:value="92.03" calcext:value-type="float">
            <text:p>92.03</text:p>
          </table:table-cell>
          <table:table-cell office:value-type="float" office:value="10.865" calcext:value-type="float">
            <text:p>10.865</text:p>
          </table:table-cell>
          <table:table-cell office:value-type="float" office:value="128.608" calcext:value-type="float">
            <text:p>128.608</text:p>
          </table:table-cell>
          <table:table-cell office:value-type="float" office:value="437.793" calcext:value-type="float">
            <text:p>437.793</text:p>
          </table:table-cell>
          <table:table-cell office:value-type="float" office:value="7.32417011344794" calcext:value-type="float">
            <text:p>7.32417011344794</text:p>
          </table:table-cell>
          <table:table-cell office:value-type="float" office:value="436.4306221" calcext:value-type="float">
            <text:p>436.4306221</text:p>
          </table:table-cell>
          <table:table-cell office:value-type="float" office:value="129.220009674587" calcext:value-type="float">
            <text:p>129.2200096745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.459" calcext:value-type="float">
            <text:p>47.459</text:p>
          </table:table-cell>
          <table:table-cell office:value-type="float" office:value="54.642" calcext:value-type="float">
            <text:p>54.642</text:p>
          </table:table-cell>
          <table:table-cell office:value-type="float" office:value="3.84" calcext:value-type="float">
            <text:p>3.84</text:p>
          </table:table-cell>
          <table:table-cell office:value-type="float" office:value="9.1" calcext:value-type="float">
            <text:p>9.1</text:p>
          </table:table-cell>
          <table:table-cell office:value-type="float" office:value="202.914" calcext:value-type="float">
            <text:p>202.914</text:p>
          </table:table-cell>
          <table:table-cell office:value-type="float" office:value="15.8580379869818" calcext:value-type="float">
            <text:p>15.8580379869818</text:p>
          </table:table-cell>
          <table:table-cell office:value-type="float" office:value="162.4981363" calcext:value-type="float">
            <text:p>162.4981363</text:p>
          </table:table-cell>
          <table:table-cell office:value-type="float" office:value="278.363379193458" calcext:value-type="float">
            <text:p>278.363379193458</text:p>
          </table:table-cell>
        </table:table-row>
        <table:table-row table:style-name="ro1">
          <table:table-cell table:style-name="ce1" office:value-type="string" calcext:value-type="string" table:number-columns-spanned="9" table:number-rows-spanned="1">
            <text:p>S2I80g17</text:p>
          </table:table-cell>
          <table:covered-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.187" calcext:value-type="float">
            <text:p>45.187</text:p>
          </table:table-cell>
          <table:table-cell office:value-type="float" office:value="9.382" calcext:value-type="float">
            <text:p>9.382</text:p>
          </table:table-cell>
          <table:table-cell office:value-type="float" office:value="0.72" calcext:value-type="float">
            <text:p>0.72</text:p>
          </table:table-cell>
          <table:table-cell office:value-type="float" office:value="45.444" calcext:value-type="float">
            <text:p>45.444</text:p>
          </table:table-cell>
          <table:table-cell office:value-type="float" office:value="42.066" calcext:value-type="float">
            <text:p>42.066</text:p>
          </table:table-cell>
          <table:table-cell office:value-type="float" office:value="77.4876457928591" calcext:value-type="float">
            <text:p>77.4876457928591</text:p>
          </table:table-cell>
          <table:table-cell office:value-type="float" office:value="80.73475617" calcext:value-type="float">
            <text:p>80.73475617</text:p>
          </table:table-cell>
          <table:table-cell office:value-type="float" office:value="1302.48121435058" calcext:value-type="float">
            <text:p>1302.481214350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.33" calcext:value-type="float">
            <text:p>122.33</text:p>
          </table:table-cell>
          <table:table-cell office:value-type="float" office:value="43.98" calcext:value-type="float">
            <text:p>43.98</text:p>
          </table:table-cell>
          <table:table-cell office:value-type="float" office:value="5.871" calcext:value-type="float">
            <text:p>5.871</text:p>
          </table:table-cell>
          <table:table-cell office:value-type="float" office:value="16.826" calcext:value-type="float">
            <text:p>16.826</text:p>
          </table:table-cell>
          <table:table-cell office:value-type="float" office:value="143.472" calcext:value-type="float">
            <text:p>143.472</text:p>
          </table:table-cell>
          <table:table-cell office:value-type="float" office:value="23.3205513193042" calcext:value-type="float">
            <text:p>23.3205513193042</text:p>
          </table:table-cell>
          <table:table-cell office:value-type="float" office:value="184.3980191" calcext:value-type="float">
            <text:p>184.3980191</text:p>
          </table:table-cell>
          <table:table-cell office:value-type="float" office:value="217.309460655971" calcext:value-type="float">
            <text:p>217.3094606559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889" calcext:value-type="float">
            <text:p>31.889</text:p>
          </table:table-cell>
          <table:table-cell office:value-type="float" office:value="223.248" calcext:value-type="float">
            <text:p>223.248</text:p>
          </table:table-cell>
          <table:table-cell office:value-type="float" office:value="2.209" calcext:value-type="float">
            <text:p>2.209</text:p>
          </table:table-cell>
          <table:table-cell office:value-type="float" office:value="20.561" calcext:value-type="float">
            <text:p>20.561</text:p>
          </table:table-cell>
          <table:table-cell office:value-type="float" office:value="159.743" calcext:value-type="float">
            <text:p>159.743</text:p>
          </table:table-cell>
          <table:table-cell office:value-type="float" office:value="22.4692627876951" calcext:value-type="float">
            <text:p>22.4692627876951</text:p>
          </table:table-cell>
          <table:table-cell office:value-type="float" office:value="202.7222009" calcext:value-type="float">
            <text:p>202.7222009</text:p>
          </table:table-cell>
          <table:table-cell office:value-type="float" office:value="376.657211856338" calcext:value-type="float">
            <text:p>376.6572118563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.003" calcext:value-type="float">
            <text:p>125.003</text:p>
          </table:table-cell>
          <table:table-cell office:value-type="float" office:value="132.068" calcext:value-type="float">
            <text:p>132.068</text:p>
          </table:table-cell>
          <table:table-cell office:value-type="float" office:value="48.655" calcext:value-type="float">
            <text:p>48.655</text:p>
          </table:table-cell>
          <table:table-cell office:value-type="float" office:value="103.698" calcext:value-type="float">
            <text:p>103.698</text:p>
          </table:table-cell>
          <table:table-cell office:value-type="float" office:value="260.938" calcext:value-type="float">
            <text:p>260.938</text:p>
          </table:table-cell>
          <table:table-cell office:value-type="float" office:value="11.2913804935613" calcext:value-type="float">
            <text:p>11.2913804935613</text:p>
          </table:table-cell>
          <table:table-cell office:value-type="float" office:value="656.8421652" calcext:value-type="float">
            <text:p>656.8421652</text:p>
          </table:table-cell>
          <table:table-cell office:value-type="float" office:value="48.8572060450188" calcext:value-type="float">
            <text:p>48.8572060450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.746" calcext:value-type="float">
            <text:p>82.746</text:p>
          </table:table-cell>
          <table:table-cell office:value-type="float" office:value="216.709" calcext:value-type="float">
            <text:p>216.709</text:p>
          </table:table-cell>
          <table:table-cell office:value-type="float" office:value="66.473" calcext:value-type="float">
            <text:p>66.473</text:p>
          </table:table-cell>
          <table:table-cell office:value-type="float" office:value="64.271" calcext:value-type="float">
            <text:p>64.271</text:p>
          </table:table-cell>
          <table:table-cell office:value-type="float" office:value="266.978" calcext:value-type="float">
            <text:p>266.978</text:p>
          </table:table-cell>
          <table:table-cell office:value-type="float" office:value="10.7527888724176" calcext:value-type="float">
            <text:p>10.7527888724176</text:p>
          </table:table-cell>
          <table:table-cell office:value-type="float" office:value="778.0226202" calcext:value-type="float">
            <text:p>778.0226202</text:p>
          </table:table-cell>
          <table:table-cell office:value-type="float" office:value="36.1801103121826" calcext:value-type="float">
            <text:p>36.18011031218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029" calcext:value-type="float">
            <text:p>9.029</text:p>
          </table:table-cell>
          <table:table-cell office:value-type="float" office:value="23.261" calcext:value-type="float">
            <text:p>23.261</text:p>
          </table:table-cell>
          <table:table-cell office:value-type="float" office:value="1.288" calcext:value-type="float">
            <text:p>1.288</text:p>
          </table:table-cell>
          <table:table-cell office:value-type="float" office:value="32.962" calcext:value-type="float">
            <text:p>32.962</text:p>
          </table:table-cell>
          <table:table-cell office:value-type="float" office:value="102.354" calcext:value-type="float">
            <text:p>102.354</text:p>
          </table:table-cell>
          <table:table-cell office:value-type="float" office:value="58.3578888841021" calcext:value-type="float">
            <text:p>58.3578888841021</text:p>
          </table:table-cell>
          <table:table-cell office:value-type="float" office:value="91.66486639" calcext:value-type="float">
            <text:p>91.66486639</text:p>
          </table:table-cell>
          <table:table-cell office:value-type="float" office:value="783.387783245551" calcext:value-type="float">
            <text:p>783.3877832455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88" calcext:value-type="float">
            <text:p>7.888</text:p>
          </table:table-cell>
          <table:table-cell office:value-type="float" office:value="25.445" calcext:value-type="float">
            <text:p>25.445</text:p>
          </table:table-cell>
          <table:table-cell office:value-type="float" office:value="10.924" calcext:value-type="float">
            <text:p>10.924</text:p>
          </table:table-cell>
          <table:table-cell office:value-type="float" office:value="46.424" calcext:value-type="float">
            <text:p>46.424</text:p>
          </table:table-cell>
          <table:table-cell office:value-type="float" office:value="81.654" calcext:value-type="float">
            <text:p>81.654</text:p>
          </table:table-cell>
          <table:table-cell office:value-type="float" office:value="40.2154320030259" calcext:value-type="float">
            <text:p>40.2154320030259</text:p>
          </table:table-cell>
          <table:table-cell office:value-type="float" office:value="165.5564978" calcext:value-type="float">
            <text:p>165.5564978</text:p>
          </table:table-cell>
          <table:table-cell office:value-type="float" office:value="233.999327141011" calcext:value-type="float">
            <text:p>233.9993271410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5.855" calcext:value-type="float">
            <text:p>235.855</text:p>
          </table:table-cell>
          <table:table-cell office:value-type="float" office:value="54.013" calcext:value-type="float">
            <text:p>54.013</text:p>
          </table:table-cell>
          <table:table-cell office:value-type="float" office:value="4.319" calcext:value-type="float">
            <text:p>4.319</text:p>
          </table:table-cell>
          <table:table-cell office:value-type="float" office:value="8.196" calcext:value-type="float">
            <text:p>8.196</text:p>
          </table:table-cell>
          <table:table-cell office:value-type="float" office:value="173.487" calcext:value-type="float">
            <text:p>173.487</text:p>
          </table:table-cell>
          <table:table-cell office:value-type="float" office:value="19.2850470586022" calcext:value-type="float">
            <text:p>19.2850470586022</text:p>
          </table:table-cell>
          <table:table-cell office:value-type="float" office:value="228.4974471" calcext:value-type="float">
            <text:p>228.4974471</text:p>
          </table:table-cell>
          <table:table-cell office:value-type="float" office:value="222.380909838769" calcext:value-type="float">
            <text:p>222.3809098387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9.703" calcext:value-type="float">
            <text:p>129.703</text:p>
          </table:table-cell>
          <table:table-cell office:value-type="float" office:value="88.752" calcext:value-type="float">
            <text:p>88.752</text:p>
          </table:table-cell>
          <table:table-cell office:value-type="float" office:value="11.755" calcext:value-type="float">
            <text:p>11.755</text:p>
          </table:table-cell>
          <table:table-cell office:value-type="float" office:value="58.313" calcext:value-type="float">
            <text:p>58.313</text:p>
          </table:table-cell>
          <table:table-cell office:value-type="float" office:value="265.222" calcext:value-type="float">
            <text:p>265.222</text:p>
          </table:table-cell>
          <table:table-cell office:value-type="float" office:value="11.8763903560472" calcext:value-type="float">
            <text:p>11.8763903560472</text:p>
          </table:table-cell>
          <table:table-cell office:value-type="float" office:value="333.1113395" calcext:value-type="float">
            <text:p>333.1113395</text:p>
          </table:table-cell>
          <table:table-cell office:value-type="float" office:value="115.876877263377" calcext:value-type="float">
            <text:p>115.8768772633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.797" calcext:value-type="float">
            <text:p>158.797</text:p>
          </table:table-cell>
          <table:table-cell office:value-type="float" office:value="87.264" calcext:value-type="float">
            <text:p>87.264</text:p>
          </table:table-cell>
          <table:table-cell office:value-type="float" office:value="3.138" calcext:value-type="float">
            <text:p>3.138</text:p>
          </table:table-cell>
          <table:table-cell office:value-type="float" office:value="41.348" calcext:value-type="float">
            <text:p>41.348</text:p>
          </table:table-cell>
          <table:table-cell office:value-type="float" office:value="164.502" calcext:value-type="float">
            <text:p>164.502</text:p>
          </table:table-cell>
          <table:table-cell office:value-type="float" office:value="19.4480141081628" calcext:value-type="float">
            <text:p>19.4480141081628</text:p>
          </table:table-cell>
          <table:table-cell office:value-type="float" office:value="224.2937695" calcext:value-type="float">
            <text:p>224.2937695</text:p>
          </table:table-cell>
          <table:table-cell office:value-type="float" office:value="227.060250369439" calcext:value-type="float">
            <text:p>227.0602503694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367" calcext:value-type="float">
            <text:p>54.367</text:p>
          </table:table-cell>
          <table:table-cell office:value-type="float" office:value="128.494" calcext:value-type="float">
            <text:p>128.494</text:p>
          </table:table-cell>
          <table:table-cell office:value-type="float" office:value="5.457" calcext:value-type="float">
            <text:p>5.457</text:p>
          </table:table-cell>
          <table:table-cell office:value-type="float" office:value="8.276" calcext:value-type="float">
            <text:p>8.276</text:p>
          </table:table-cell>
          <table:table-cell office:value-type="float" office:value="79.125" calcext:value-type="float">
            <text:p>79.125</text:p>
          </table:table-cell>
          <table:table-cell office:value-type="float" office:value="41.3432190268102" calcext:value-type="float">
            <text:p>41.3432190268102</text:p>
          </table:table-cell>
          <table:table-cell office:value-type="float" office:value="154.0946027" calcext:value-type="float">
            <text:p>154.0946027</text:p>
          </table:table-cell>
          <table:table-cell office:value-type="float" office:value="135.681105915934" calcext:value-type="float">
            <text:p>135.6811059159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.822" calcext:value-type="float">
            <text:p>66.822</text:p>
          </table:table-cell>
          <table:table-cell office:value-type="float" office:value="57.186" calcext:value-type="float">
            <text:p>57.186</text:p>
          </table:table-cell>
          <table:table-cell office:value-type="float" office:value="7.147" calcext:value-type="float">
            <text:p>7.147</text:p>
          </table:table-cell>
          <table:table-cell office:value-type="float" office:value="7.03" calcext:value-type="float">
            <text:p>7.03</text:p>
          </table:table-cell>
          <table:table-cell office:value-type="float" office:value="78.828" calcext:value-type="float">
            <text:p>78.828</text:p>
          </table:table-cell>
          <table:table-cell office:value-type="float" office:value="45.5724096660677" calcext:value-type="float">
            <text:p>45.5724096660677</text:p>
          </table:table-cell>
          <table:table-cell office:value-type="float" office:value="141.8705564" calcext:value-type="float">
            <text:p>141.8705564</text:p>
          </table:table-cell>
          <table:table-cell office:value-type="float" office:value="186.863392144119" calcext:value-type="float">
            <text:p>186.8633921441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.493" calcext:value-type="float">
            <text:p>44.493</text:p>
          </table:table-cell>
          <table:table-cell office:value-type="float" office:value="81.783" calcext:value-type="float">
            <text:p>81.783</text:p>
          </table:table-cell>
          <table:table-cell office:value-type="float" office:value="3.235" calcext:value-type="float">
            <text:p>3.235</text:p>
          </table:table-cell>
          <table:table-cell office:value-type="float" office:value="54.677" calcext:value-type="float">
            <text:p>54.677</text:p>
          </table:table-cell>
          <table:table-cell office:value-type="float" office:value="117.922" calcext:value-type="float">
            <text:p>117.922</text:p>
          </table:table-cell>
          <table:table-cell office:value-type="float" office:value="30.0698100369855" calcext:value-type="float">
            <text:p>30.0698100369855</text:p>
          </table:table-cell>
          <table:table-cell office:value-type="float" office:value="167.58252" calcext:value-type="float">
            <text:p>167.58252</text:p>
          </table:table-cell>
          <table:table-cell office:value-type="float" office:value="250.637572005875" calcext:value-type="float">
            <text:p>250.6375720058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666" calcext:value-type="float">
            <text:p>48.666</text:p>
          </table:table-cell>
          <table:table-cell office:value-type="float" office:value="152.649" calcext:value-type="float">
            <text:p>152.649</text:p>
          </table:table-cell>
          <table:table-cell office:value-type="float" office:value="2.092" calcext:value-type="float">
            <text:p>2.092</text:p>
          </table:table-cell>
          <table:table-cell office:value-type="float" office:value="38.277" calcext:value-type="float">
            <text:p>38.277</text:p>
          </table:table-cell>
          <table:table-cell office:value-type="float" office:value="241.894" calcext:value-type="float">
            <text:p>241.894</text:p>
          </table:table-cell>
          <table:table-cell office:value-type="float" office:value="13.4419106843121" calcext:value-type="float">
            <text:p>13.4419106843121</text:p>
          </table:table-cell>
          <table:table-cell office:value-type="float" office:value="228.7859084" calcext:value-type="float">
            <text:p>228.7859084</text:p>
          </table:table-cell>
          <table:table-cell office:value-type="float" office:value="388.760200872582" calcext:value-type="float">
            <text:p>388.7602008725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3.071" calcext:value-type="float">
            <text:p>133.071</text:p>
          </table:table-cell>
          <table:table-cell office:value-type="float" office:value="90.383" calcext:value-type="float">
            <text:p>90.383</text:p>
          </table:table-cell>
          <table:table-cell office:value-type="float" office:value="10.44" calcext:value-type="float">
            <text:p>10.44</text:p>
          </table:table-cell>
          <table:table-cell office:value-type="float" office:value="111.435" calcext:value-type="float">
            <text:p>111.435</text:p>
          </table:table-cell>
          <table:table-cell office:value-type="float" office:value="268.301" calcext:value-type="float">
            <text:p>268.301</text:p>
          </table:table-cell>
          <table:table-cell office:value-type="float" office:value="11.833767646285" calcext:value-type="float">
            <text:p>11.833767646285</text:p>
          </table:table-cell>
          <table:table-cell office:value-type="float" office:value="368.3167426" calcext:value-type="float">
            <text:p>368.3167426</text:p>
          </table:table-cell>
          <table:table-cell office:value-type="float" office:value="123.088292948129" calcext:value-type="float">
            <text:p>123.0882929481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571" calcext:value-type="float">
            <text:p>148.571</text:p>
          </table:table-cell>
          <table:table-cell office:value-type="float" office:value="1.112" calcext:value-type="float">
            <text:p>1.112</text:p>
          </table:table-cell>
          <table:table-cell office:value-type="float" office:value="2.054" calcext:value-type="float">
            <text:p>2.054</text:p>
          </table:table-cell>
          <table:table-cell office:value-type="float" office:value="259.884" calcext:value-type="float">
            <text:p>259.884</text:p>
          </table:table-cell>
          <table:table-cell office:value-type="float" office:value="12.8490640607175" calcext:value-type="float">
            <text:p>12.8490640607175</text:p>
          </table:table-cell>
          <table:table-cell office:value-type="float" office:value="237.6985843" calcext:value-type="float">
            <text:p>237.6985843</text:p>
          </table:table-cell>
          <table:table-cell office:value-type="float" office:value="509.095056631775" calcext:value-type="float">
            <text:p>509.0950566317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.791" calcext:value-type="float">
            <text:p>53.791</text:p>
          </table:table-cell>
          <table:table-cell office:value-type="float" office:value="33.48" calcext:value-type="float">
            <text:p>33.48</text:p>
          </table:table-cell>
          <table:table-cell office:value-type="float" office:value="2.962" calcext:value-type="float">
            <text:p>2.962</text:p>
          </table:table-cell>
          <table:table-cell office:value-type="float" office:value="66.202" calcext:value-type="float">
            <text:p>66.202</text:p>
          </table:table-cell>
          <table:table-cell office:value-type="float" office:value="71.124" calcext:value-type="float">
            <text:p>71.124</text:p>
          </table:table-cell>
          <table:table-cell office:value-type="float" office:value="45.6445771614898" calcext:value-type="float">
            <text:p>45.6445771614898</text:p>
          </table:table-cell>
          <table:table-cell office:value-type="float" office:value="139.1266197" calcext:value-type="float">
            <text:p>139.1266197</text:p>
          </table:table-cell>
          <table:table-cell office:value-type="float" office:value="370.277158598511" calcext:value-type="float">
            <text:p>370.2771585985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9.554" calcext:value-type="float">
            <text:p>189.554</text:p>
          </table:table-cell>
          <table:table-cell office:value-type="float" office:value="175.236" calcext:value-type="float">
            <text:p>175.236</text:p>
          </table:table-cell>
          <table:table-cell office:value-type="float" office:value="5.447" calcext:value-type="float">
            <text:p>5.447</text:p>
          </table:table-cell>
          <table:table-cell office:value-type="float" office:value="17.632" calcext:value-type="float">
            <text:p>17.632</text:p>
          </table:table-cell>
          <table:table-cell office:value-type="float" office:value="253.453" calcext:value-type="float">
            <text:p>253.453</text:p>
          </table:table-cell>
          <table:table-cell office:value-type="float" office:value="12.5799820506948" calcext:value-type="float">
            <text:p>12.5799820506948</text:p>
          </table:table-cell>
          <table:table-cell office:value-type="float" office:value="308.2205338" calcext:value-type="float">
            <text:p>308.2205338</text:p>
          </table:table-cell>
          <table:table-cell office:value-type="float" office:value="125.184148303432" calcext:value-type="float">
            <text:p>125.184148303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2:22:55.958956768</meta:creation-date>
    <dc:date>2019-03-27T22:55:41.915466244</dc:date>
    <meta:editing-duration>PT12M25S</meta:editing-duration>
    <meta:editing-cycles>1</meta:editing-cycles>
    <meta:document-statistic meta:table-count="1" meta:cell-count="471" meta:object-count="1"/>
    <meta:generator>LibreOffice/6.2.1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style-name="ch1">
        <chart:legend chart:legend-position="end" svg:x="11.178cm" svg:y="3.704cm" style:legend-expansion="high" chart:style-name="ch2"/>
        <chart:plot-area chart:style-name="ch3" table:cell-range-address="Sheet1.H3:Sheet1.I18 Sheet1.I20:Sheet1.I36 Sheet1.I38:Sheet1.I55" chart:data-source-has-labels="row" svg:x="0.32cm" svg:y="0.18cm" svg:width="10.538cm" svg:height="8.642cm">
          <chartooo:coordinate-region svg:x="1.127cm" svg:y="0.38cm" svg:width="9.359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18" loext:label-string="&quot;Stochastic Method&quot;" chart:class="chart:scatter">
            <chart:domain table:cell-range-address="Sheet1.H3:Sheet1.H18"/>
            <chart:data-point chart:repeated="16"/>
          </chart:series>
          <chart:series chart:style-name="ch8" chart:values-cell-range-address="Sheet1.I20:Sheet1.I36" loext:label-string="&quot;Aggreg. Same Parameters&quot;" chart:class="chart:scatter">
            <chart:domain table:cell-range-address="Sheet1.H20:Sheet1.H36"/>
            <chart:data-point chart:repeated="17"/>
          </chart:series>
          <chart:series chart:style-name="ch9" chart:values-cell-range-address="Sheet1.I38:Sheet1.I55" loext:label-string="&quot;Aggreg. Same Time&quot;" chart:class="chart:scatter">
            <chart:domain table:cell-range-address="Sheet1.H38:Sheet1.H55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tochastic Method</text:p>
              </table:table-cell>
              <table:table-cell office:value-type="string">
                <text:p>Column H</text:p>
              </table:table-cell>
              <table:table-cell office:value-type="string">
                <text:p>Aggreg. Same Parameters</text:p>
              </table:table-cell>
              <table:table-cell office:value-type="string">
                <text:p>Column H</text:p>
              </table:table-cell>
              <table:table-cell office:value-type="string">
                <text:p>Aggreg. Same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.2190917">
                <text:p>265.2190917</text:p>
                <draw:g>
                  <svg:desc>Sheet1.H3:Sheet1.H18</svg:desc>
                </draw:g>
              </table:table-cell>
              <table:table-cell office:value-type="float" office:value="150.699727544481">
                <text:p>150.699727544481</text:p>
                <draw:g>
                  <svg:desc>Sheet1.I3:Sheet1.I18</svg:desc>
                </draw:g>
              </table:table-cell>
              <table:table-cell office:value-type="float" office:value="432.6722494">
                <text:p>432.6722494</text:p>
                <draw:g>
                  <svg:desc>Sheet1.H20:Sheet1.H36</svg:desc>
                </draw:g>
              </table:table-cell>
              <table:table-cell office:value-type="float" office:value="73.4040991094421">
                <text:p>73.4040991094421</text:p>
                <draw:g>
                  <svg:desc>Sheet1.I20:Sheet1.I36</svg:desc>
                </draw:g>
              </table:table-cell>
              <table:table-cell office:value-type="float" office:value="80.73475617">
                <text:p>80.73475617</text:p>
                <draw:g>
                  <svg:desc>Sheet1.H38:Sheet1.H55</svg:desc>
                </draw:g>
              </table:table-cell>
              <table:table-cell office:value-type="float" office:value="1302.48121435058">
                <text:p>1302.48121435058</text:p>
                <draw:g>
                  <svg:desc>Sheet1.I38:Sheet1.I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0445763742695">
                <text:p>36.0445763742695</text:p>
              </table:table-cell>
              <table:table-cell office:value-type="float" office:value="623.412147">
                <text:p>623.412147</text:p>
              </table:table-cell>
              <table:table-cell office:value-type="float" office:value="85.2221981322984">
                <text:p>85.2221981322984</text:p>
              </table:table-cell>
              <table:table-cell office:value-type="float" office:value="184.3980191">
                <text:p>184.3980191</text:p>
              </table:table-cell>
              <table:table-cell office:value-type="float" office:value="217.309460655971">
                <text:p>217.309460655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8.7090024246576">
                <text:p>58.7090024246576</text:p>
              </table:table-cell>
              <table:table-cell office:value-type="float" office:value="295.0421793">
                <text:p>295.0421793</text:p>
              </table:table-cell>
              <table:table-cell office:value-type="float" office:value="172.073848217087">
                <text:p>172.073848217087</text:p>
              </table:table-cell>
              <table:table-cell office:value-type="float" office:value="202.7222009">
                <text:p>202.7222009</text:p>
              </table:table-cell>
              <table:table-cell office:value-type="float" office:value="376.657211856338">
                <text:p>376.657211856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1273229747502">
                <text:p>30.1273229747502</text:p>
              </table:table-cell>
              <table:table-cell office:value-type="float" office:value="229.8326289">
                <text:p>229.8326289</text:p>
              </table:table-cell>
              <table:table-cell office:value-type="float" office:value="294.949012758384">
                <text:p>294.949012758384</text:p>
              </table:table-cell>
              <table:table-cell office:value-type="float" office:value="656.8421652">
                <text:p>656.8421652</text:p>
              </table:table-cell>
              <table:table-cell office:value-type="float" office:value="48.8572060450188">
                <text:p>48.8572060450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4.7587464438614">
                <text:p>54.7587464438614</text:p>
              </table:table-cell>
              <table:table-cell office:value-type="float" office:value="274.4109637">
                <text:p>274.4109637</text:p>
              </table:table-cell>
              <table:table-cell office:value-type="float" office:value="282.602067713716">
                <text:p>282.602067713716</text:p>
              </table:table-cell>
              <table:table-cell office:value-type="float" office:value="778.0226202">
                <text:p>778.0226202</text:p>
              </table:table-cell>
              <table:table-cell office:value-type="float" office:value="36.1801103121826">
                <text:p>36.1801103121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1.2270840816961">
                <text:p>41.2270840816961</text:p>
              </table:table-cell>
              <table:table-cell office:value-type="float" office:value="433.2152517">
                <text:p>433.2152517</text:p>
              </table:table-cell>
              <table:table-cell office:value-type="float" office:value="103.921251701286">
                <text:p>103.921251701286</text:p>
              </table:table-cell>
              <table:table-cell office:value-type="float" office:value="91.66486639">
                <text:p>91.66486639</text:p>
              </table:table-cell>
              <table:table-cell office:value-type="float" office:value="783.387783245551">
                <text:p>783.387783245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2.795900724559">
                <text:p>132.795900724559</text:p>
              </table:table-cell>
              <table:table-cell office:value-type="float" office:value="69.43848778">
                <text:p>69.43848778</text:p>
              </table:table-cell>
              <table:table-cell office:value-type="float" office:value="3889.15494614077">
                <text:p>3889.15494614077</text:p>
              </table:table-cell>
              <table:table-cell office:value-type="float" office:value="165.5564978">
                <text:p>165.5564978</text:p>
              </table:table-cell>
              <table:table-cell office:value-type="float" office:value="233.999327141011">
                <text:p>233.999327141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6.4077911513281">
                <text:p>96.4077911513281</text:p>
              </table:table-cell>
              <table:table-cell office:value-type="float" office:value="265.7335015">
                <text:p>265.7335015</text:p>
              </table:table-cell>
              <table:table-cell office:value-type="float" office:value="582.875748141952">
                <text:p>582.875748141952</text:p>
              </table:table-cell>
              <table:table-cell office:value-type="float" office:value="228.4974471">
                <text:p>228.4974471</text:p>
              </table:table-cell>
              <table:table-cell office:value-type="float" office:value="222.380909838769">
                <text:p>222.380909838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0514705068271">
                <text:p>35.0514705068271</text:p>
              </table:table-cell>
              <table:table-cell office:value-type="float" office:value="176.7053852">
                <text:p>176.7053852</text:p>
              </table:table-cell>
              <table:table-cell office:value-type="float" office:value="381.120837564778">
                <text:p>381.120837564778</text:p>
              </table:table-cell>
              <table:table-cell office:value-type="float" office:value="333.1113395">
                <text:p>333.1113395</text:p>
              </table:table-cell>
              <table:table-cell office:value-type="float" office:value="115.876877263377">
                <text:p>115.876877263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3.9619364682046">
                <text:p>33.9619364682046</text:p>
              </table:table-cell>
              <table:table-cell office:value-type="float" office:value="198.0423138">
                <text:p>198.0423138</text:p>
              </table:table-cell>
              <table:table-cell office:value-type="float" office:value="451.900226528905">
                <text:p>451.900226528905</text:p>
              </table:table-cell>
              <table:table-cell office:value-type="float" office:value="224.2937695">
                <text:p>224.2937695</text:p>
              </table:table-cell>
              <table:table-cell office:value-type="float" office:value="227.060250369439">
                <text:p>227.060250369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7.241140648202">
                <text:p>37.241140648202</text:p>
              </table:table-cell>
              <table:table-cell office:value-type="float" office:value="276.7573886">
                <text:p>276.7573886</text:p>
              </table:table-cell>
              <table:table-cell office:value-type="float" office:value="406.572187403908">
                <text:p>406.572187403908</text:p>
              </table:table-cell>
              <table:table-cell office:value-type="float" office:value="154.0946027">
                <text:p>154.0946027</text:p>
              </table:table-cell>
              <table:table-cell office:value-type="float" office:value="135.681105915934">
                <text:p>135.681105915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8.8844713752099">
                <text:p>28.8844713752099</text:p>
              </table:table-cell>
              <table:table-cell office:value-type="float" office:value="53.13665302">
                <text:p>53.13665302</text:p>
              </table:table-cell>
              <table:table-cell office:value-type="float" office:value="1869.84427385518">
                <text:p>1869.84427385518</text:p>
              </table:table-cell>
              <table:table-cell office:value-type="float" office:value="141.8705564">
                <text:p>141.8705564</text:p>
              </table:table-cell>
              <table:table-cell office:value-type="float" office:value="186.863392144119">
                <text:p>186.863392144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.7518278">
                <text:p>137.7518278</text:p>
              </table:table-cell>
              <table:table-cell office:value-type="float" office:value="328.096312211922">
                <text:p>328.096312211922</text:p>
              </table:table-cell>
              <table:table-cell office:value-type="float" office:value="208.4851787">
                <text:p>208.4851787</text:p>
              </table:table-cell>
              <table:table-cell office:value-type="float" office:value="586.568913934552">
                <text:p>586.568913934552</text:p>
              </table:table-cell>
              <table:table-cell office:value-type="float" office:value="167.58252">
                <text:p>167.58252</text:p>
              </table:table-cell>
              <table:table-cell office:value-type="float" office:value="250.637572005875">
                <text:p>250.637572005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8.4217811846839">
                <text:p>48.4217811846839</text:p>
              </table:table-cell>
              <table:table-cell office:value-type="float" office:value="134.8206142">
                <text:p>134.8206142</text:p>
              </table:table-cell>
              <table:table-cell office:value-type="float" office:value="628.930003281204">
                <text:p>628.930003281204</text:p>
              </table:table-cell>
              <table:table-cell office:value-type="float" office:value="228.7859084">
                <text:p>228.7859084</text:p>
              </table:table-cell>
              <table:table-cell office:value-type="float" office:value="388.760200872582">
                <text:p>388.760200872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0822915844782">
                <text:p>42.0822915844782</text:p>
              </table:table-cell>
              <table:table-cell office:value-type="float" office:value="256.0724518">
                <text:p>256.0724518</text:p>
              </table:table-cell>
              <table:table-cell office:value-type="float" office:value="203.636134167502">
                <text:p>203.636134167502</text:p>
              </table:table-cell>
              <table:table-cell office:value-type="float" office:value="368.3167426">
                <text:p>368.3167426</text:p>
              </table:table-cell>
              <table:table-cell office:value-type="float" office:value="123.088292948129">
                <text:p>123.088292948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5.5286155611708">
                <text:p>55.5286155611708</text:p>
              </table:table-cell>
              <table:table-cell office:value-type="float" office:value="436.4306221">
                <text:p>436.4306221</text:p>
              </table:table-cell>
              <table:table-cell office:value-type="float" office:value="129.220009674587">
                <text:p>129.220009674587</text:p>
              </table:table-cell>
              <table:table-cell office:value-type="float" office:value="237.6985843">
                <text:p>237.6985843</text:p>
              </table:table-cell>
              <table:table-cell office:value-type="float" office:value="509.095056631775">
                <text:p>509.095056631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4981363">
                <text:p>162.4981363</text:p>
              </table:table-cell>
              <table:table-cell office:value-type="float" office:value="278.363379193458">
                <text:p>278.363379193458</text:p>
              </table:table-cell>
              <table:table-cell office:value-type="float" office:value="139.1266197">
                <text:p>139.1266197</text:p>
              </table:table-cell>
              <table:table-cell office:value-type="float" office:value="370.277158598511">
                <text:p>370.277158598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2205338">
                <text:p>308.2205338</text:p>
              </table:table-cell>
              <table:table-cell office:value-type="float" office:value="125.184148303432">
                <text:p>125.184148303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